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487cm"/>
    </style:style>
    <style:style style:name="gr2" style:family="graphic" style:parent-style-name="standard">
      <style:graphic-properties draw:stroke="none" svg:stroke-color="#000000" draw:fill="solid" draw:fill-color="#666666" draw:textarea-vertical-align="middle" fo:min-height="1.48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666666"/>
      <style:paragraph-properties fo:text-align="center"/>
    </style:style>
    <style:style style:name="T1" style:family="text">
      <style:text-properties fo:color="#808080"/>
    </style:style>
    <style:style style:name="T2" style:family="text">
      <style:text-properties fo:color="#ffffff"/>
    </style:style>
    <style:style style:name="T3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169cm" svg:height="1.737cm" svg:x="7.731cm" svg:y="3.962cm">
          <draw:text-box>
            <text:p text:style-name="P1">Number<text:span text:style-name="T1">Works</text:span></text:p>
          </draw:text-box>
        </draw:frame>
        <draw:frame draw:style-name="gr2" draw:text-style-name="P3" draw:layer="layout" svg:width="6.169cm" svg:height="1.737cm" svg:x="7.732cm" svg:y="7.963cm">
          <draw:text-box>
            <text:p text:style-name="P1"><text:span text:style-name="T2">Number</text:span><text:span text:style-name="T3">Work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ttila Krajcsi</meta:initial-creator>
    <meta:creation-date>2018-01-21T16:38:18.061034864</meta:creation-date>
    <dc:date>2018-01-24T16:33:13.436549399</dc:date>
    <dc:creator>Attila Krajcsi</dc:creator>
    <meta:editing-duration>PT3M26S</meta:editing-duration>
    <meta:editing-cycles>3</meta:editing-cycles>
    <meta:generator>LibreOffice/6.0.0.2$Linux_X86_64 LibreOffice_project/06b618bb6f431d27fd2def25aa19c833e29b61cd</meta:generator>
    <meta:document-statistic meta:object-count="2"/>
  </office:meta>
</office:document-meta>
</file>